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ext-autospace="ideograph-alpha" style:vertical-align="baseline"/>
      <style:text-properties officeooo:paragraph-rsid="0018f215"/>
    </style:style>
    <style:style style:name="P2" style:family="paragraph" style:parent-style-name="Standard">
      <style:paragraph-properties fo:text-align="center" style:justify-single-word="false" style:text-autospace="ideograph-alpha" style:vertical-align="baseline"/>
      <style:text-properties fo:font-size="15pt" officeooo:paragraph-rsid="0018f215" style:font-size-asian="15pt" style:font-size-complex="15pt"/>
    </style:style>
    <style:style style:name="T1" style:family="text">
      <style:text-properties fo:color="#333333" style:font-weight-complex="bold"/>
    </style:style>
    <style:style style:name="T2" style:family="text">
      <style:text-properties fo:color="#333333" officeooo:rsid="0018f215" style:font-weight-complex="bold"/>
    </style:style>
    <style:style style:name="T3" style:family="text">
      <style:text-properties fo:color="#333333" fo:font-size="10pt" style:font-size-asian="10pt" style:font-size-complex="10pt" style:font-weight-complex="bold"/>
    </style:style>
    <style:style style:name="T4" style:family="text">
      <style:text-properties fo:color="#333333" fo:font-size="10pt" officeooo:rsid="00172de9" style:font-size-asian="10pt" style:font-size-complex="10pt" style:font-weight-complex="bold"/>
    </style:style>
    <style:style style:name="T5" style:family="text">
      <style:text-properties fo:color="#333333" fo:font-size="10pt" officeooo:rsid="001520de" style:font-size-asian="10pt" style:font-size-complex="10pt" style:font-weight-complex="bold"/>
    </style:style>
    <style:style style:name="T6" style:family="text">
      <style:text-properties fo:color="#333333" fo:font-size="10pt" officeooo:rsid="0016dc51" style:font-size-asian="10pt" style:font-size-complex="10pt" style:font-weight-complex="bold"/>
    </style:style>
    <style:style style:name="T7" style:family="text">
      <style:text-properties fo:color="#333333" fo:font-size="10pt" officeooo:rsid="00186569" style:font-size-asian="10pt" style:font-size-complex="10pt" style:font-weight-complex="bold"/>
    </style:style>
    <style:style style:name="T8" style:family="text">
      <style:text-properties fo:color="#333333" fo:font-size="10pt" officeooo:rsid="0018f215" style:font-size-asian="10pt" style:font-size-complex="10pt" style:font-weight-complex="bold"/>
    </style:style>
    <style:style style:name="T9" style:family="text">
      <style:text-properties fo:color="#333333" fo:font-size="10pt" fo:font-style="italic" officeooo:rsid="00172de9" style:font-size-asian="10pt" style:font-style-asian="italic" style:font-size-complex="10pt" style:font-style-complex="italic" style:font-weight-complex="bold"/>
    </style:style>
    <style:style style:name="T10" style:family="text">
      <style:text-properties fo:color="#333333" fo:font-size="10pt" style:text-underline-style="none" style:font-size-asian="10pt" style:font-size-complex="10pt" style:font-weight-complex="bold"/>
    </style:style>
    <style:style style:name="T11" style:family="text">
      <style:text-properties fo:color="#333333" fo:font-size="10pt" style:text-underline-style="none" officeooo:rsid="0016dc51" style:font-size-asian="10pt" style:font-size-complex="10pt" style:font-weight-complex="bold"/>
    </style:style>
    <style:style style:name="T12" style:family="text">
      <style:text-properties fo:color="#333333" fo:font-size="10pt" style:text-underline-style="none" officeooo:rsid="00170d6c" style:font-size-asian="10pt" style:font-size-complex="10pt" style:font-weight-complex="bold"/>
    </style:style>
    <style:style style:name="T13" style:family="text">
      <style:text-properties fo:color="#333333" fo:font-size="10pt" style:text-underline-style="none" officeooo:rsid="00186569" style:font-size-asian="10pt" style:font-size-complex="10pt" style:font-weight-complex="bold"/>
    </style:style>
    <style:style style:name="T14" style:family="text">
      <style:text-properties fo:font-size="10pt" style:text-underline-style="none" style:font-size-asian="10pt" style:font-size-complex="10pt"/>
    </style:style>
    <style:style style:name="T15" style:family="text">
      <style:text-properties fo:font-size="10pt" style:text-underline-style="none" officeooo:rsid="0016dc51"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 text:c="5"/></text:span><text:span text:style-name="T2">Artificial Intelligence – The Uprising Era</text:span></text:p>
      <text:p text:style-name="P1"><text:span text:style-name="T3"><text:s/></text:span></text:p>
      <text:p text:style-name="P1"><text:span text:style-name="T3">AI is soaring. Its the next big wave in technology. </text:span><text:span text:style-name="T5">But this </text:span><text:span text:style-name="T4">thought of achieving the AI dream arouses many fears and fantasies. These involve either the nightmarish picture of these intelligent machines taking over where </text:span><text:span text:style-name="T9">we </text:span><text:span text:style-name="T4">more or less become useless to them and they eliminate us from the face of Earth or there is the happy image of there being no need for humans to work on mundane tasks anymore rather focus on high level tasks and leave all the sweat to the machines. </text:span></text:p>
      <text:p text:style-name="P1"><text:span text:style-name="T4"/></text:p>
      <text:p text:style-name="P1"><text:span text:style-name="T3">As was the internet in its time, AI is much more than a new technology and will reshape both our daily habits and the world as we know it. </text:span><text:span text:style-name="T6">However some people </text:span><text:span text:style-name="T3">Elon Musk believes it’s highly likely that artificial intelligence (AI) will be a threat to people. </text:span><text:span text:style-name="T6">A while ago Stephan Hawking</text:span><text:span text:style-name="T10"> </text:span><text:span text:style-name="T11">said that he </text:span><text:span text:style-name="T10">is concerned that artificial intelligence could replace humans. </text:span></text:p>
      <text:p text:style-name="P1"><text:span text:style-name="T11"/></text:p>
      <text:p text:style-name="P1"><text:span text:style-name="T11">Computers are being taught to learn, reason and even recognize emotions. But the complex way AI grows and improves <text:s/>makes it hard to </text:span><text:span text:style-name="T12">understand</text:span><text:span text:style-name="T11"> and even harder </text:span><text:span text:style-name="T12">to control. </text:span><text:span text:style-name="T13">There have been significant steps taken in several subfields of AI as well. Now, computers are smart enough to recognise images. This is a really great thing to achieve because inventing a machine that sees like we do is a deceptively difficult task, not just because it's hard to make </text:span><text:span text:style-name="Emphasis"><text:span text:style-name="T13">computers</text:span></text:span><text:span text:style-name="T13"> do it, but because we're not entirely sure how we do it in the first place. To conclude AI is an inevitable coin with two sides. We must learn to embrace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Dropcap0" style:family="text">
      <style:text-properties fo:font-size="28pt" style:font-size-asian="28pt"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09:30:23.503709747</meta:creation-date>
    <dc:date>2018-01-24T10:29:47.348013700</dc:date>
    <meta:editing-duration>PT28M33S</meta:editing-duration>
    <meta:editing-cycles>2</meta:editing-cycles>
    <meta:generator>LibreOffice/5.1.6.2$Linux_X86_64 LibreOffice_project/10m0$Build-2</meta:generator>
    <meta:document-statistic meta:table-count="0" meta:image-count="0" meta:object-count="0" meta:page-count="1" meta:paragraph-count="5" meta:word-count="267" meta:character-count="1512" meta:non-whitespace-character-count="1239"/>
  </office:meta>
</office:document-meta>
</file>